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FDBF717ABD.bmp" manifest:media-type=""/>
  <manifest:file-entry manifest:full-path="Pictures/10000000000001DE000001032DDE6E08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60%" draw:contrast="7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15%" draw:contrast="30%" draw:gamma="100%" draw:red="0%" draw:green="0%" draw:blue="0%" fo:clip="rect(0.363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938cm" style:use-optimal-column-width="false"/>
    </style:style>
    <style:style style:name="co3" style:family="table-column">
      <style:table-column-properties style:column-width="0.94cm" style:use-optimal-column-width="false"/>
    </style:style>
    <style:style style:name="co4" style:family="table-column">
      <style:table-column-properties style:column-width="0.989cm" style:use-optimal-column-width="false"/>
    </style:style>
    <style:style style:name="co5" style:family="table-column">
      <style:table-column-properties style:column-width="0.978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26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6.2000007629395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  <style:text-properties fo:font-size="16.2000007629395pt"/>
    </style:style>
    <style:style style:name="P2" style:family="paragraph">
      <style:paragraph-properties fo:text-align="center"/>
      <style:text-properties fo:font-size="16.200000762939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87cm" svg:height="1.65cm" svg:x="8.851cm" svg:y="2.92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6cm" svg:height="1.65cm" svg:x="0.556cm" svg:y="2.922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1">+</text:span></text:p>
              </table:table-cell>
              <table:table-cell table:style-name="ce2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4" draw:layer="layout" svg:width="4.326cm" svg:height="0.492cm" svg:x="-3.024cm" svg:y="0.261cm">
            <draw:text-box>
              <text:p text:style-name="P3"><text:span text:style-name="T1"><text:s/></text:span><text:span text:style-name="T1">total Akt</text:span></text:p>
            </draw:text-box>
          </draw:frame>
          <draw:frame draw:style-name="gr2" draw:text-style-name="P4" draw:layer="layout" svg:width="4.326cm" svg:height="0.492cm" svg:x="-3.012cm" svg:y="1.972cm">
            <draw:text-box>
              <text:p text:style-name="P3"><text:span text:style-name="T1">GAPDH</text:span></text:p>
            </draw:text-box>
          </draw:frame>
          <draw:frame draw:style-name="gr3" draw:text-style-name="P5" draw:layer="layout" svg:width="5.818cm" svg:height="2.422cm" svg:x="1.548cm" svg:y="0.204cm">
            <draw:image xlink:href="Pictures/10000000000001DE000001032DDE6E08.bmp" xlink:type="simple" xlink:show="embed" xlink:actuate="onLoad">
              <text:p/>
            </draw:image>
          </draw:frame>
        </draw:g>
        <draw:g>
          <draw:frame draw:style-name="gr2" draw:text-style-name="P4" draw:layer="layout" svg:width="4.326cm" svg:height="0.492cm" svg:x="5.088cm" svg:y="0.228cm">
            <draw:text-box>
              <text:p text:style-name="P3"><text:span text:style-name="T1"><text:s/>Ⓟ</text:span><text:span text:style-name="T1">473-Akt</text:span></text:p>
            </draw:text-box>
          </draw:frame>
          <draw:frame draw:style-name="gr2" draw:text-style-name="P4" draw:layer="layout" svg:width="4.326cm" svg:height="0.492cm" svg:x="5.08cm" svg:y="1.828cm">
            <draw:text-box>
              <text:p text:style-name="P3"><text:span text:style-name="T1">GAPDH</text:span></text:p>
            </draw:text-box>
          </draw:frame>
          <draw:frame draw:style-name="gr4" draw:text-style-name="P5" draw:layer="layout" svg:width="5.506cm" svg:height="2.304cm" svg:x="9.606cm" svg:y="0.312cm">
            <draw:image xlink:href="Pictures/10000000000001A6000000FDBF717ABD.bmp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1cm" fo:margin-bottom="0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6cm" svg:height="0.763cm" svg:x="0.76cm" svg:y="0.18cm" presentation:class="title" presentation:placeholder="true">
        <draw:text-box/>
      </draw:frame>
      <draw:frame presentation:style-name="Default-outline1" draw:layer="backgroundobjects" svg:width="13.716cm" svg:height="2.651cm" svg:x="0.76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15cm" svg:x="5.21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6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2T01:31:08.991016785</dc:date>
    <dc:creator>ayf </dc:creator>
    <meta:editing-duration>PT51M11S</meta:editing-duration>
    <meta:editing-cycles>13</meta:editing-cycles>
    <meta:generator>LibreOffice/4.4.3.2$Linux_X86_64 LibreOffice_project/40m0$Build-2</meta:generator>
    <meta:document-statistic meta:object-count="33"/>
  </office:meta>
</office:document-meta>
</file>